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>
      <style:graphic-properties draw:fill-color="#b2b2b2"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>
      <style:graphic-properties draw:stroke="none" draw:textarea-horizontal-align="justify" draw:textarea-vertical-align="middle" draw:auto-grow-height="false"/>
    </style:style>
    <style:style style:name="gr7" style:family="graphic">
      <style:graphic-properties draw:stroke="none" draw:stroke-dash="Dashed_20__28_var_29_" draw:textarea-horizontal-align="justify" draw:textarea-vertical-align="middle" draw:auto-grow-height="false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stroke-dash="Dashed_20__28_var_29_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stroke-dash="Dashed_20__28_var_29_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ed_20__28_var_29_" draw:fill-color="#729fc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 Menu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6.858cm" svg:y="7.874cm">
          <office:event-listeners>
            <presentation:event-listener script:event-name="dom:click" presentation:action="show" xlink:href="#Select_New_Tournament" xlink:type="simple" xlink:show="embed" xlink:actuate="onRequest"/>
          </office:event-listeners>
          <text:p text:style-name="P1"><text:a xlink:href="#Select_New_Tournament" xlink:type="simple">New Tournament</text:a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3.462cm" svg:x="2.794cm" svg:y="3.048cm">
          <text:p text:style-name="P1">Add / Edit</text:p>
          <text:p text:style-name="P1"><text:s/>Player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3.462cm" svg:x="21.082cm" svg:y="3.048cm">
          <text:p text:style-name="P1">Optio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24cm" svg:height="3.302cm" svg:x="6.858cm" svg:y="13.208cm">
          <text:p text:style-name="P1">Load Tourna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24cm" svg:height="3.302cm" svg:x="6.858cm" svg:y="3.048cm">
          <text:p text:style-name="P1">Players Rank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_New_Tournament" draw:style-name="dp1" draw:master-page-name="Default" presentation:presentation-page-layout-name="AL1T0">
        <draw:custom-shape draw:style-name="gr3" draw:text-style-name="P2" draw:layer="layout" svg:width="14.224cm" svg:height="3.302cm" svg:x="6.858cm" svg:y="7.874cm">
          <text:p text:style-name="P1"><text:span text:style-name="T1">New Tourna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3.462cm" svg:x="2.794cm" svg:y="3.048cm">
          <text:p text:style-name="P1">Add / Edit</text:p>
          <text:p text:style-name="P1"><text:s/>Player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3.462cm" svg:x="21.082cm" svg:y="3.048cm">
          <text:p text:style-name="P1">Optio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24cm" svg:height="3.302cm" svg:x="6.858cm" svg:y="13.208cm">
          <text:p text:style-name="P1">Load Tourna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24cm" svg:height="3.302cm" svg:x="6.858cm" svg:y="3.048cm">
          <text:p text:style-name="P1">Players Rank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4" draw:layer="Layout" svg:width="22.352cm" svg:height="3.302cm" svg:x="2.794cm" svg:y="2.032cm">
          <text:p text:style-name="P3"><text:span text:style-name="T1">New Tourna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1.176cm" svg:x="2.794cm" svg:y="5.334cm">
          <text:p text:style-name="P3">Back</text:p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4.224cm" svg:height="3.302cm" svg:x="6.858cm" svg:y="6.858cm">
          <text:p text:style-name="P3">Tournament Seri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3.302cm" svg:x="20.574cm" svg:y="6.85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4.224cm" svg:height="3.302cm" svg:x="6.858cm" svg:y="11.938cm">
          <text:p text:style-name="P3">Single Tournament 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3.302cm" svg:x="20.574cm" svg:y="11.93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_Tournament" draw:style-name="dp1" draw:master-page-name="Default" presentation:presentation-page-layout-name="AL1T0">
        <draw:custom-shape draw:style-name="gr8" draw:text-style-name="P2" draw:layer="layout" svg:width="22.352cm" svg:height="3.302cm" svg:x="2.794cm" svg:y="2.032cm">
          <text:p text:style-name="P1"><text:span text:style-name="T1">New Tourna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1.176cm" svg:x="2.794cm" svg:y="5.334cm">
          <office:event-listeners>
            <presentation:event-listener script:event-name="dom:click" presentation:action="show" xlink:href="#Main Menu" xlink:type="simple" xlink:show="embed" xlink:actuate="onRequest"/>
          </office:event-listeners>
          <text:p text:style-name="P1">Back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224cm" svg:height="3.302cm" svg:x="6.858cm" svg:y="6.858cm">
          <text:p text:style-name="P1">Tournament Seri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56cm" svg:height="3.302cm" svg:x="20.574cm" svg:y="6.85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4.224cm" svg:height="3.302cm" svg:x="6.858cm" svg:y="11.938cm">
          <office:event-listeners>
            <presentation:event-listener script:event-name="dom:click" presentation:action="show" xlink:href="#Select_Single_Tournament" xlink:type="simple" xlink:show="embed" xlink:actuate="onRequest"/>
          </office:event-listeners>
          <text:p text:style-name="P1">Single Tournament 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56cm" svg:height="3.302cm" svg:x="20.574cm" svg:y="11.93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_Single_Tournament" draw:style-name="dp1" draw:master-page-name="Default" presentation:presentation-page-layout-name="AL1T0">
        <draw:custom-shape draw:style-name="gr8" draw:text-style-name="P4" draw:layer="layout" svg:width="22.352cm" svg:height="3.302cm" svg:x="2.794cm" svg:y="2.032cm">
          <text:p text:style-name="P1"><text:span text:style-name="T2">New Tourna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064cm" svg:height="11.176cm" svg:x="2.794cm" svg:y="5.334cm">
          <text:p text:style-name="P1"><text:span text:style-name="T3">Back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224cm" svg:height="3.302cm" svg:x="6.858cm" svg:y="6.858cm">
          <text:p text:style-name="P1"><text:span text:style-name="T3">Tournament Seri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56cm" svg:height="3.302cm" svg:x="20.574cm" svg:y="6.85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14.224cm" svg:height="3.302cm" svg:x="6.858cm" svg:y="11.938cm">
          <text:p text:style-name="P1"><text:span text:style-name="T2">Single Tournament 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56cm" svg:height="3.302cm" svg:x="20.574cm" svg:y="11.93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8" draw:text-style-name="P4" draw:layer="layout" svg:width="22.352cm" svg:height="3.302cm" svg:x="2.794cm" svg:y="2.032cm">
          <text:p text:style-name="P1"><text:span text:style-name="T2">New Single Tourna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064cm" svg:height="11.176cm" svg:x="2.794cm" svg:y="5.334cm">
          <office:event-listeners>
            <presentation:event-listener script:event-name="dom:click" presentation:action="show" xlink:href="#New_Tournament" xlink:type="simple" xlink:show="embed" xlink:actuate="onRequest"/>
          </office:event-listeners>
          <text:p text:style-name="P1"><text:span text:style-name="T3">Back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224cm" svg:height="3.302cm" svg:x="6.858cm" svg:y="6.858cm">
          <text:p text:style-name="P1"><text:span text:style-name="T3">Only Swiss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56cm" svg:height="3.302cm" svg:x="20.574cm" svg:y="6.85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14.224cm" svg:height="3.302cm" svg:x="6.858cm" svg:y="11.938cm">
          <text:p text:style-name="P1"><text:span text:style-name="T4">Swiss System with K.O-Round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556cm" svg:height="3.302cm" svg:x="20.574cm" svg:y="11.93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5:12:05.665732092</meta:creation-date>
    <dc:date>2014-09-29T16:02:56.497798048</dc:date>
    <meta:editing-duration>PT40M26S</meta:editing-duration>
    <meta:editing-cycles>9</meta:editing-cycles>
    <meta:generator>LibreOffice/4.2.6.3$Linux_X86_64 LibreOffice_project/420$Build-3</meta:generator>
    <meta:document-statistic meta:object-count="67"/>
  </office:meta>
</office:document-meta>
</file>